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automatic-styles>
    <style:style style:name="Table1" style:family="table">
      <style:table-properties style:width="7in" fo:margin-top="0in" fo:margin-bottom="0in" fo:break-before="auto" fo:break-after="auto" table:align="left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1in"/>
    </style:style>
    <style:style style:name="Table1.D" style:family="table-column">
      <style:table-column-properties style:column-width="1.0042in"/>
    </style:style>
    <style:style style:name="Table1.E" style:family="table-column">
      <style:table-column-properties style:column-width="0.9986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fo:background-color="transparent" fo:padding-left="0.0396in" fo:padding-right="0.0396in" fo:padding-top="0.0194in" fo:padding-bottom="0.0194in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0396in" fo:padding-right="0.0396in" fo:padding-top="0.0194in" fo:padding-bottom="0.0194in" fo:border-left="0.5pt solid #000000" fo:border-right="none" fo:border-top="none" fo:border-bottom="0.5pt solid #000000">
        <style:background-image/>
      </style:table-cell-properties>
    </style:style>
    <style:style style:name="Table1.G2" style:family="table-cell">
      <style:table-cell-properties fo:background-color="transparent" fo:padding-left="0.0396in" fo:padding-right="0.0396in" fo:padding-top="0.0194in" fo:padding-bottom="0.0194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 style:data-style-name="N0">
      <style:table-cell-properties fo:background-color="transparent" fo:padding-left="0.0396in" fo:padding-right="0.0396in" fo:padding-top="0.0194in" fo:padding-bottom="0.0194in" fo:border-left="0.5pt solid #000000" fo:border-right="none" fo:border-top="none" fo:border-bottom="0.5pt solid #000000">
        <style:background-image/>
      </style:table-cell-properties>
    </style:style>
    <style:style style:name="Table1.G3" style:family="table-cell" style:data-style-name="N0">
      <style:table-cell-properties fo:background-color="transparent" fo:padding-left="0.0396in" fo:padding-right="0.0396in" fo:padding-top="0.0194in" fo:padding-bottom="0.0194in" fo:border-left="0.5pt solid #000000" fo:border-right="0.5pt solid #000000" fo:border-top="none" fo:border-bottom="0.5pt solid #000000">
        <style:background-image/>
      </style:table-cell-properties>
    </style:style>
    <style:style style:name="Table1.4" style:family="table-row">
      <style:table-row-properties style:min-row-height="0.0007in" fo:background-color="transparent" fo:keep-together="always">
        <style:background-image/>
      </style:table-row-properties>
    </style:style>
    <style:style style:name="P1" style:family="paragraph" style:parent-style-name="Body">
      <style:paragraph-properties fo:orphans="0" fo:widows="0"/>
    </style:style>
    <style:style style:name="P2" style:family="paragraph" style:parent-style-name="Body_20_A">
      <style:paragraph-properties fo:orphans="0" fo:widows="0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3" style:family="paragraph" style:parent-style-name="Body_20_A">
      <style:paragraph-properties fo:orphans="0" fo:widows="0"/>
      <style:text-properties fo:font-size="11pt" fo:language="en" fo:country="US" fo:font-weight="bold" officeooo:rsid="006fc61e" fo:background-color="transparent" style:font-size-asian="11pt" style:font-weight-asian="bold" style:font-size-complex="11pt" style:font-weight-complex="bold"/>
    </style:style>
    <style:style style:name="P4" style:family="paragraph" style:parent-style-name="Body_20_A">
      <style:paragraph-properties fo:orphans="0" fo:widows="0"/>
      <style:text-properties fo:color="#000000" loext:opacity="100%" fo:font-size="11pt" fo:language="en" fo:country="US" fo:font-weight="bold" officeooo:rsid="006fc61e" officeooo:paragraph-rsid="006fc61e" fo:background-color="transparent" style:font-size-asian="11pt" style:font-weight-asian="bold" style:font-size-complex="11pt" style:font-weight-complex="bold"/>
    </style:style>
    <style:style style:name="P5" style:family="paragraph" style:parent-style-name="Body_20_A">
      <style:paragraph-properties fo:orphans="0" fo:widows="0"/>
      <style:text-properties fo:color="#000000" loext:opacity="100%" style:text-outline="false" fo:font-size="9.60000038146973pt" fo:language="en" fo:country="US" style:text-underline-style="none" fo:font-weight="bold" officeooo:paragraph-rsid="00664f6e" fo:background-color="transparent" style:font-size-asian="9.60000038146973pt" style:font-weight-asian="bold" style:font-size-complex="9.60000038146973pt" style:font-weight-complex="bold"/>
    </style:style>
    <style:style style:name="P6" style:family="paragraph" style:parent-style-name="Body_20_A">
      <style:text-properties fo:color="#000000" loext:opacity="100%" style:text-outline="false" fo:font-size="9.39999961853027pt" fo:language="en" fo:country="US" style:text-underline-style="none" fo:font-weight="normal" officeooo:rsid="008dc191" officeooo:paragraph-rsid="008dc191" fo:background-color="transparent" style:font-size-asian="9.39999961853027pt" style:font-weight-asian="normal" style:font-size-complex="9.39999961853027pt" style:font-weight-complex="normal"/>
    </style:style>
    <style:style style:name="P7" style:family="paragraph" style:parent-style-name="Body_20_A">
      <style:paragraph-properties fo:orphans="0" fo:widows="0"/>
      <style:text-properties fo:color="#000000" loext:opacity="100%" style:text-outline="false" fo:font-size="9.39999961853027pt" fo:language="en" fo:country="US" style:text-underline-style="none" fo:font-weight="bold" officeooo:paragraph-rsid="00664f6e" fo:background-color="transparent" style:font-size-asian="9.39999961853027pt" style:font-weight-asian="bold" style:font-size-complex="9.39999961853027pt" style:font-weight-complex="bold"/>
    </style:style>
    <style:style style:name="P8" style:family="paragraph" style:parent-style-name="Body_20_A">
      <style:paragraph-properties fo:orphans="0" fo:widows="0"/>
      <style:text-properties fo:color="#000000" loext:opacity="100%" fo:font-size="9.39999961853027pt" officeooo:paragraph-rsid="008aaf73" style:font-size-asian="9.39999961853027pt" style:font-size-complex="9.39999961853027pt"/>
    </style:style>
    <style:style style:name="P9" style:family="paragraph" style:parent-style-name="Body_20_A">
      <style:paragraph-properties fo:orphans="0" fo:widows="0"/>
      <style:text-properties fo:color="#000000" loext:opacity="100%" fo:font-size="9.39999961853027pt" officeooo:paragraph-rsid="006c6cc0" style:font-size-asian="9.39999961853027pt" style:font-size-complex="9.39999961853027pt"/>
    </style:style>
    <style:style style:name="P10" style:family="paragraph" style:parent-style-name="Body_20_A">
      <style:text-properties fo:font-size="9.60000038146973pt" style:font-size-asian="9.60000038146973pt" style:font-size-complex="9.60000038146973pt"/>
    </style:style>
    <style:style style:name="P11" style:family="paragraph" style:parent-style-name="Body_20_A">
      <style:paragraph-properties fo:orphans="0" fo:widows="0"/>
      <style:text-properties fo:font-variant="normal" fo:text-transform="none" fo:color="#000000" loext:opacity="100%" style:text-outline="false" style:text-line-through-style="none" style:text-line-through-type="none" style:text-position="0% 100%" fo:font-size="11pt" fo:letter-spacing="normal" fo:language="en" fo:country="US" fo:font-style="normal" style:text-underline-style="none" fo:font-weight="bold" officeooo:rsid="006fc61e" style:letter-kerning="true" fo:background-color="transparent" style:font-name-asian="Arial Unicode MS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scale="100%" style:font-relief="none" text:display="true"/>
    </style:style>
    <style:style style:name="P12" style:family="paragraph" style:parent-style-name="Body_20_A">
      <style:text-properties fo:font-size="9.39999961853027pt" fo:font-weight="bold" officeooo:paragraph-rsid="007e94f1" style:font-size-asian="9.39999961853027pt" style:font-weight-asian="bold" style:font-size-complex="9.39999961853027pt" style:font-weight-complex="bold"/>
    </style:style>
    <style:style style:name="P13" style:family="paragraph" style:parent-style-name="Body_20_A">
      <style:text-properties fo:font-size="9.39999961853027pt" officeooo:paragraph-rsid="00529a53" style:font-size-asian="9.39999961853027pt" style:font-size-complex="9.39999961853027pt"/>
    </style:style>
    <style:style style:name="P14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5pt" fo:language="en" fo:country="US" fo:font-weight="bold" officeooo:rsid="0078aaba" officeooo:paragraph-rsid="0078aaba" fo:background-color="transparent" style:font-size-asian="15pt" style:font-weight-asian="bold" style:font-size-complex="15pt" style:font-weight-complex="bold"/>
    </style:style>
    <style:style style:name="P15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5pt" fo:language="en" fo:country="US" fo:font-weight="bold" officeooo:paragraph-rsid="007e94f1" fo:background-color="transparent" style:font-size-asian="15pt" style:font-weight-asian="bold" style:font-size-complex="15pt" style:font-weight-complex="bold"/>
    </style:style>
    <style:style style:name="P16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1pt" fo:language="en" fo:country="US" fo:font-weight="normal" officeooo:paragraph-rsid="00751dda" fo:background-color="transparent" style:font-size-asian="11pt" style:font-weight-asian="normal" style:font-size-complex="11pt" style:font-weight-complex="normal"/>
    </style:style>
    <style:style style:name="P17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officeooo:rsid="0078aaba" officeooo:paragraph-rsid="0078aaba" style:letter-kerning="true" fo:background-color="transparent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scale="100%" style:font-relief="none" text:display="true"/>
    </style:style>
    <style:style style:name="P18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officeooo:paragraph-rsid="00796ec3" style:font-size-asian="9.39999961853027pt" style:font-size-complex="9.39999961853027pt"/>
    </style:style>
    <style:style style:name="P19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officeooo:paragraph-rsid="00610c6a" style:font-size-asian="9.39999961853027pt" style:font-size-complex="9.39999961853027pt"/>
    </style:style>
    <style:style style:name="P20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officeooo:paragraph-rsid="007d92e7" style:font-size-asian="9.39999961853027pt" style:font-size-complex="9.39999961853027pt"/>
    </style:style>
    <style:style style:name="P21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fo:language="en" fo:country="US" officeooo:rsid="0051af26" officeooo:paragraph-rsid="00610c6a" fo:background-color="transparent" style:font-size-asian="9.39999961853027pt" style:font-size-complex="9.39999961853027pt"/>
    </style:style>
    <style:style style:name="P22" style:family="paragraph" style:parent-style-name="Body_20_A">
      <style:paragraph-properties fo:orphans="0" fo:widows="0" fo:keep-with-next="always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23" style:family="paragraph" style:parent-style-name="Body_20_A">
      <style:paragraph-properties fo:orphans="0" fo:widows="0" fo:keep-with-next="always"/>
      <style:text-properties fo:font-size="11pt" fo:language="en" fo:country="US" fo:font-weight="bold" officeooo:rsid="006fc61e" officeooo:paragraph-rsid="006fc61e" fo:background-color="transparent" style:font-size-asian="11pt" style:font-weight-asian="bold" style:font-size-complex="11pt" style:font-weight-complex="bold"/>
    </style:style>
    <style:style style:name="P24" style:family="paragraph" style:parent-style-name="Body_20_A">
      <style:paragraph-properties fo:text-align="center" style:justify-single-word="false" fo:orphans="0" fo:widows="0" fo:keep-with-next="always"/>
      <style:text-properties fo:font-size="11pt" fo:language="en" fo:country="US" fo:font-weight="bold" officeooo:rsid="0090f588" officeooo:paragraph-rsid="0090f588" fo:background-color="transparent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text-properties fo:color="#000000" loext:opacity="100%" style:text-outline="false" fo:font-size="9.60000038146973pt" fo:language="en" fo:country="US" fo:font-style="normal" style:text-underline-style="none" fo:font-weight="bold" officeooo:rsid="0053d0b0" officeooo:paragraph-rsid="0053d0b0" fo:background-color="transparent" style:font-size-asian="9.60000038146973pt" style:font-style-asian="normal" style:font-weight-asian="bold" style:font-size-complex="9.60000038146973pt" style:font-style-complex="normal" style:font-weight-complex="bold"/>
    </style:style>
    <style:style style:name="P27" style:family="paragraph" style:parent-style-name="Standard">
      <style:paragraph-properties fo:orphans="0" fo:widows="0"/>
      <style:text-properties fo:color="#000000" loext:opacity="100%" style:text-outline="false" fo:font-size="9.39999961853027pt" fo:language="en" fo:country="US" style:text-underline-style="none" fo:font-weight="normal" officeooo:rsid="0053d0b0" officeooo:paragraph-rsid="00702267" fo:background-color="transparent" style:font-size-asian="9.39999961853027pt" style:font-weight-asian="normal" style:font-size-complex="9.39999961853027pt" style:font-weight-complex="normal"/>
    </style:style>
    <style:style style:name="P28" style:family="paragraph" style:parent-style-name="Standard">
      <style:paragraph-properties fo:orphans="0" fo:widows="0"/>
      <style:text-properties fo:color="#000000" loext:opacity="100%" fo:font-size="9.39999961853027pt" officeooo:paragraph-rsid="00702267" style:font-size-asian="9.39999961853027pt" style:font-size-complex="9.39999961853027pt"/>
    </style:style>
    <style:style style:name="P29" style:family="paragraph" style:parent-style-name="Standard">
      <style:paragraph-properties fo:text-align="center" style:justify-single-word="false"/>
      <style:text-properties fo:font-size="9.60000038146973pt" fo:language="en" fo:country="US" fo:font-weight="normal" fo:background-color="transparent" style:font-size-asian="8.39999961853027pt" style:font-weight-asian="normal" style:font-size-complex="9.60000038146973pt" style:font-weight-complex="normal"/>
    </style:style>
    <style:style style:name="T1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2" style:family="text">
      <style:text-properties fo:language="en" fo:country="US" fo:font-weight="bold" officeooo:rsid="006c6cc0" fo:background-color="transparent" loext:char-shading-value="0" style:font-weight-asian="bold" style:font-weight-complex="bold"/>
    </style:style>
    <style:style style:name="T3" style:family="text">
      <style:text-properties fo:language="en" fo:country="US" fo:font-weight="bold" officeooo:rsid="007c4025" fo:background-color="transparent" loext:char-shading-value="0" style:font-weight-asian="bold" style:font-weight-complex="bold"/>
    </style:style>
    <style:style style:name="T4" style:family="text">
      <style:text-properties fo:language="en" fo:country="US" fo:font-weight="bold" officeooo:rsid="008aaf73" fo:background-color="transparent" loext:char-shading-value="0" style:font-weight-asian="bold" style:font-weight-complex="bold"/>
    </style:style>
    <style:style style:name="T5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6" style:family="text">
      <style:text-properties fo:language="en" fo:country="US" fo:font-weight="normal" officeooo:rsid="006c6cc0" fo:background-color="transparent" loext:char-shading-value="0" style:font-weight-asian="normal" style:font-weight-complex="normal"/>
    </style:style>
    <style:style style:name="T7" style:family="text">
      <style:text-properties fo:language="en" fo:country="US" fo:font-weight="normal" officeooo:rsid="00410fda" fo:background-color="transparent" loext:char-shading-value="0" style:font-weight-asian="normal" style:font-weight-complex="normal"/>
    </style:style>
    <style:style style:name="T8" style:family="text">
      <style:text-properties fo:language="en" fo:country="US" fo:font-weight="normal" officeooo:rsid="007c4025" fo:background-color="transparent" loext:char-shading-value="0" style:font-weight-asian="normal" style:font-weight-complex="normal"/>
    </style:style>
    <style:style style:name="T9" style:family="text">
      <style:text-properties fo:language="en" fo:country="US" fo:font-weight="normal" officeooo:rsid="008d02c1" fo:background-color="transparent" loext:char-shading-value="0" style:font-weight-asian="normal" style:font-weight-complex="normal"/>
    </style:style>
    <style:style style:name="T10" style:family="text">
      <style:text-properties fo:language="en" fo:country="US" fo:background-color="transparent" loext:char-shading-value="0"/>
    </style:style>
    <style:style style:name="T11" style:family="text">
      <style:text-properties fo:language="en" fo:country="US" officeooo:rsid="0051af26" fo:background-color="transparent" loext:char-shading-value="0"/>
    </style:style>
    <style:style style:name="T12" style:family="text">
      <style:text-properties fo:language="en" fo:country="US" officeooo:rsid="005f40e9" fo:background-color="transparent" loext:char-shading-value="0"/>
    </style:style>
    <style:style style:name="T13" style:family="text">
      <style:text-properties fo:language="en" fo:country="US" officeooo:rsid="00a7e98a" fo:background-color="transparent" loext:char-shading-value="0"/>
    </style:style>
    <style:style style:name="T14" style:family="text">
      <style:text-properties style:text-outline="false" fo:language="en" fo:country="US" style:text-underline-style="none" fo:background-color="transparent" loext:char-shading-value="0"/>
    </style:style>
    <style:style style:name="T15" style:family="text">
      <style:text-properties style:text-outline="false" fo:language="en" fo:country="US" style:text-underline-style="none" fo:font-weight="bold" fo:background-color="transparent" loext:char-shading-value="0" style:font-weight-asian="bold" style:font-weight-complex="bold"/>
    </style:style>
    <style:style style:name="T16" style:family="text">
      <style:text-properties style:text-outline="false" fo:language="en" fo:country="US" style:text-underline-style="none" fo:font-weight="bold" officeooo:rsid="008aaf73" fo:background-color="transparent" loext:char-shading-value="0" style:font-weight-asian="bold" style:font-weight-complex="bold"/>
    </style:style>
    <style:style style:name="T17" style:family="text">
      <style:text-properties style:text-outline="false" fo:language="en" fo:country="US" style:text-underline-style="none" fo:font-weight="normal" fo:background-color="transparent" loext:char-shading-value="0" style:font-weight-asian="normal" style:font-weight-complex="normal"/>
    </style:style>
    <style:style style:name="T18" style:family="text">
      <style:text-properties style:text-outline="false" fo:language="en" fo:country="US" style:text-underline-style="none" fo:font-weight="normal" officeooo:rsid="00410fda" fo:background-color="transparent" loext:char-shading-value="0" style:font-weight-asian="normal" style:font-weight-complex="normal"/>
    </style:style>
    <style:style style:name="T19" style:family="text">
      <style:text-properties style:text-outline="false" fo:language="en" fo:country="US" style:text-underline-style="none" fo:font-weight="normal" officeooo:rsid="0051af26" fo:background-color="transparent" loext:char-shading-value="0" style:font-weight-asian="normal" style:font-weight-complex="normal"/>
    </style:style>
    <style:style style:name="T20" style:family="text">
      <style:text-properties style:text-outline="false" fo:language="en" fo:country="US" style:text-underline-style="none" fo:font-weight="normal" officeooo:rsid="0051c151" fo:background-color="transparent" loext:char-shading-value="0" style:font-weight-asian="normal" style:font-weight-complex="normal"/>
    </style:style>
    <style:style style:name="T21" style:family="text">
      <style:text-properties style:text-outline="false" fo:language="en" fo:country="US" style:text-underline-style="none" fo:font-weight="normal" officeooo:rsid="00702267" fo:background-color="transparent" loext:char-shading-value="0" style:font-weight-asian="normal" style:font-weight-complex="normal"/>
    </style:style>
    <style:style style:name="T22" style:family="text">
      <style:text-properties style:text-outline="false" fo:language="en" fo:country="US" style:text-underline-style="none" fo:font-weight="normal" officeooo:rsid="007c4025" fo:background-color="transparent" loext:char-shading-value="0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751dda"/>
    </style:style>
    <style:style style:name="T25" style:family="text">
      <style:text-properties officeooo:rsid="007e94f1"/>
    </style:style>
    <style:style style:name="T26" style:family="text">
      <style:text-properties officeooo:rsid="0088ff01"/>
    </style:style>
    <style:style style:name="T27" style:family="text">
      <style:text-properties officeooo:rsid="008c166b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E" table:number-columns-repeated="3"/>
        <table:table-row table:style-name="Table1.1">
          <table:table-cell table:style-name="Table1.A1" table:number-columns-spanned="7" office:value-type="string">
            <text:p text:style-name="P24">2-day min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6">­</text:span>Su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u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h</text:p>
          </table:table-cell>
          <table:table-cell table:style-name="Table1.A2" office:value-type="string">
            <text:p text:style-name="P2">F</text:p>
          </table:table-cell>
          <table:table-cell table:style-name="Table1.G2" office:value-type="string">
            <text:p text:style-name="P2">Sa</text:p>
          </table:table-cell>
        </table:table-row>
        <table:table-row table:style-name="Table1.1">
          <table:table-cell table:style-name="Table1.A3">
            <text:p text:style-name="P23"/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3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14">2-day</text:p>
            <text:p text:style-name="P15">hygienic darkroom <text:span text:style-name="T24">mini-</text:span></text:p>
            <text:p text:style-name="P15">retreat</text:p>
            <text:p text:style-name="P16"/>
            <text:p text:style-name="P16">example</text:p>
            <text:p text:style-name="P17">schedule for</text:p>
            <text:p text:style-name="P17">retreating at home</text:p>
            <text:p text:style-name="P25"/>
            <text:p text:style-name="P25"><text:span text:style-name="T1">24hr</text:span><text:span text:style-name="T5"> clock</text:span></text:p>
            <text:p text:style-name="P29"/>
          </table:table-cell>
          <table:table-cell table:style-name="Table1.A2" office:value-type="string">
            <text:p text:style-name="P18"><text:span text:style-name="T1">1</text:span><text:span text:style-name="T4">5</text:span><text:span text:style-name="T2"> <text:s/></text:span><text:span text:style-name="T3">Make </text:span><text:span text:style-name="T8">final preparations.</text:span></text:p>
            <text:p text:style-name="P8"><text:span text:style-name="T2">1</text:span><text:span text:style-name="T4">7 <text:s/>Dinner</text:span></text:p>
            <text:p text:style-name="P8"><text:span text:style-name="T4">18-20</text:span><text:span text:style-name="T2"> <text:s/>Darken </text:span><text:span text:style-name="T6">room, </text:span><text:span text:style-name="T9">r</text:span><text:span text:style-name="T7">e</text:span><text:span text:style-name="T6">tire. </text:span></text:p>
            <text:p text:style-name="P9"><text:span text:style-name="T6">Re</text:span><text:span text:style-name="T7">treat </text:span><text:span text:style-name="T5">begins</text:span><text:span text:style-name="T10">. </text:span></text:p>
            <text:p text:style-name="P21"/>
            <text:p text:style-name="P19"><text:span text:style-name="T11">1</text:span><text:span text:style-name="T13">2</text:span><text:span text:style-name="T10">-</text:span><text:span text:style-name="T11">1</text:span><text:span text:style-name="T10">6 h</text:span><text:span text:style-name="T12">ou</text:span><text:span text:style-name="T10">rs of</text:span></text:p>
            <text:p text:style-name="P20"><text:span text:style-name="T14">continuou</text:span><text:span text:style-name="T17">s</text:span></text:p>
            <text:p text:style-name="P20"><text:span text:style-name="T18">darkness </text:span><text:span text:style-name="T22">begin</text:span><text:span text:style-name="T19">.</text:span></text:p>
          </table:table-cell>
          <table:table-cell table:style-name="Table1.A2" office:value-type="string">
            <text:p text:style-name="P28"><text:span text:style-name="T16">08</text:span><text:span text:style-name="T15">-12 <text:s/>Lighten </text:span><text:span text:style-name="T21">ro</text:span><text:span text:style-name="T17">om slowly, over </text:span><text:span text:style-name="T20">15</text:span><text:span text:style-name="T17"> minutes. </text:span></text:p>
            <text:p text:style-name="P27">Retreat ends. </text:p>
            <text:p text:style-name="P12"><text:span text:style-name="T27">09</text:span><text:span text:style-name="T25">-12</text:span> <text:s/><text:span text:style-name="T25">Breakfast</text:span> <text:s/></text:p>
            <text:p text:style-name="P6">Have as quiet and routine a day as possible.</text:p>
            <text:p text:style-name="P12">17 <text:s/>Dinner <text:s/></text:p>
            <text:p text:style-name="P13"><text:span text:style-name="T23">20-22 <text:s/>Darken </text:span>room, retire.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2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.1in" fo:margin-bottom="0.0402in" style:contextual-spacing="false" fo:line-height="100%" style:page-number="auto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5.1in" style:type="center"/>
          <style:tab-stop style:position="10.2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ヒラギノ角ゴシック W3" fo:font-family="'ヒラギノ角ゴシック W3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ヒラギノ角ゴシック W31" style:font-family-asian="'ヒラギノ角ゴシック W3'" style:font-family-generic-asian="system" style:font-pitch-asian="variable" style:font-size-asian="12pt" style:language-asian="zh" style:country-asian="CN" style:font-style-asian="normal" style:font-weight-asian="normal" style:font-name-complex="ヒラギノ角ゴシック W31" style:font-family-complex="'ヒラギノ角ゴシック W3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_20_A" style:display-name="Body A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Table_20_Contents" style:display-name="Table Contents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0098in" fo:page-height="3.5402in" style:num-format="1" style:print-orientation="landscape" fo:margin-top="0in" fo:margin-bottom="0in" fo:margin-left="0in" fo:margin-right="0in" fo:background-color="transparent" style:writing-mode="lr-tb" style:layout-grid-color="#c0c0c0" style:layout-grid-lines="1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ffbf00" draw:opacity="100%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bf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1-12T14:10:26.280831329</dc:date>
    <meta:editing-cycles>60</meta:editing-cycles>
    <meta:editing-duration>PT12H19M56S</meta:editing-duration>
    <meta:generator>LibreOffice/7.0.4.2$Linux_X86_64 LibreOffice_project/00$Build-2</meta:generator>
    <meta:document-statistic meta:table-count="1" meta:image-count="0" meta:object-count="0" meta:page-count="1" meta:paragraph-count="30" meta:word-count="69" meta:character-count="387" meta:non-whitespace-character-count="334"/>
    <meta:user-defined meta:name="AppVersion">15.0000</meta:user-defined>
  </office:meta>
</office:document-meta>
</file>